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36.00pt" fo:text-indent="0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36.00pt" fo:text-indent="0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36.00pt" fo:text-indent="0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36.00pt" fo:text-indent="0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36.00pt" fo:text-indent="0.00pt"/>
    </style:style>
    <style:style style:name="P11" style:family="paragraph">
      <style:paragraph-properties fo:line-height="100.00%" fo:text-align="left"/>
    </style:style>
  </office:automatic-styles>
  <office:body>
    <office:text>
      <text:p text:style-name="P1"><text:span text:style-name="T1">Installation document:<text:line-break/></text:span><text:span text:style-name="T2">Ubuntu 18.04.6<text:line-break/>Cuda 11.4</text:span><text:span text:style-name="T3"/></text:p>
      <text:p text:style-name="P1"><text:span text:style-name="T4"/></text:p>
      <text:p text:style-name="P1"><text:span text:style-name="T5">Install git:</text:span></text:p>
      <text:p text:style-name="P1"><text:span text:style-name="T6"><text:tab/></text:span><text:span text:style-name="T7">sudo apt install git</text:span></text:p>
      <text:p text:style-name="P1"><text:span text:style-name="T7">Change to folder to install:</text:span></text:p>
      <text:p text:style-name="P1"><text:span text:style-name="T8"><text:tab/></text:span><text:span text:style-name="T9">cd Desktop/</text:span></text:p>
      <text:p text:style-name="P1"><text:span text:style-name="T9">Clone odtk from git:</text:span></text:p>
      <text:p text:style-name="P1"><text:span text:style-name="T10"><text:tab/></text:span><text:span text:style-name="T11">git clone<text:s/></text:span><text:a xlink:href="https://github.com/nvidia/retinanet-examples"><text:span text:style-name="T12">https://github.com/nvidia/retinanet-examples</text:span></text:a><text:span text:style-name="T13"/></text:p>
      <text:p text:style-name="P1"><text:span text:style-name="T14">Install docker:</text:span></text:p>
      <text:p text:style-name="P1"><text:span text:style-name="T15"><text:tab/></text:span><text:span text:style-name="T16">sudo apt install docker.io</text:span></text:p>
      <text:p text:style-name="P1"><text:span text:style-name="T16">Build docker file (Takes a bit):</text:span></text:p>
      <text:p text:style-name="P1"><text:span text:style-name="T17"><text:tab/></text:span><text:span text:style-name="T18">sudo docker build -t odtk:latest retinanet-examples/</text:span></text:p>
      <text:p text:style-name="P1"><text:span text:style-name="T18">Update nvidia driver:</text:span></text:p>
      <text:p text:style-name="P1"><text:span text:style-name="T19"><text:tab/></text:span><text:span text:style-name="T20">sudo apt install nvidia-driver-440</text:span></text:p>
      <text:p text:style-name="P1"><text:span text:style-name="T20">Install curl:</text:span></text:p>
      <text:p text:style-name="P1"><text:span text:style-name="T21"><text:tab/></text:span><text:span text:style-name="T22">sudo apt install curl</text:span></text:p>
      <text:p text:style-name="P1"><text:span text:style-name="T22">Install nvidia container toolkit:</text:span></text:p>
      <text:p text:style-name="P1"><text:span text:style-name="T23"><text:tab/></text:span><text:span text:style-name="T24">curl -s -L<text:s/></text:span><text:a xlink:href="https://nvidia.github.io/nvidia-docker/gpgkey"><text:span text:style-name="T25">https://nvidia.github.io/nvidia-docker/gpgkey</text:span></text:a><text:span text:style-name="T26"><text:s/>| sudo apt-key add -</text:span></text:p>
      <text:p text:style-name="P1"><text:span text:style-name="T27"><text:tab/></text:span><text:span text:style-name="T28">curl -s -L<text:s/></text:span><text:a xlink:href="https://nvidia.github.io/nvidia-docker/ubuntu18.04/nvidia-docker.list"><text:span text:style-name="T29">https://nvidia.github.io/nvidia-docker/ubuntu18.04/nvidia-docker.list</text:span></text:a><text:span text:style-name="T30"><text:s/>|<text:s/></text:span><text:span text:style-name="T31"><text:tab/></text:span><text:span text:style-name="T32">sudo tee /etc/apt/sources.list.d/nvidia-docker.list</text:span></text:p>
      <text:p text:style-name="P1"><text:span text:style-name="T33"><text:tab/></text:span><text:span text:style-name="T34">sudo apt-get update</text:span></text:p>
      <text:p text:style-name="P1"><text:span text:style-name="T35"><text:tab/></text:span><text:span text:style-name="T36">sudo apt-get install -y nvidia-container-toolkit</text:span></text:p>
      <text:p text:style-name="P1"><text:span text:style-name="T36">Install 470 driver from softwares and updates (Errors came from other driver maybe not needed)</text:span></text:p>
      <text:p text:style-name="P1"><text:span text:style-name="T36">Restart pc.<text:line-break/>Run docker:</text:span></text:p>
      <text:p text:style-name="P2"><text:span text:style-name="T36">sudo docker run -v $HOME/Desktop/rotatedBBoxApplication:/workspace/rotatedBBoxApplication -v $HOME/Desktop/Trained_models:/workspace/Trained_models --gpus all --rm --ipc=host -it odtk:latest </text:span></text:p>
      <text:p text:style-name="P3"><text:span text:style-name="T37"/></text:p>
      <text:p text:style-name="P3"><text:span text:style-name="T38">Run training:</text:span></text:p>
      <text:p text:style-name="P4"><text:span text:style-name="T38">odtk train /workspace/rotatedBBoxApplication/Szakdolgozat/retinanet_rn50fpn.pth --backbone ResNet50FPN<text:s text:c="5"/>--images /workspace/rotatedBBoxApplication/Szakdolgozat/Training/TrainImg --annotations /workspace/rotatedBBoxApplication/Szakdolgozat/Training/train.json<text:s text:c="5"/>--val-images /workspace/rotatedBBoxApplication/Szakdolgozat/Training/ValIMG --val-annotations /workspace/rotatedBBoxApplication/Szakdolgozat/Training/val.json<text:s text:c="2"/>--lr 0.001 --augment-rotate --classes 1 --batch 2 --regularization-l2 0.0001<text:s text:c="2"/>--iters 20000 --val-iters 2000 --rotated-bbox --full-precision --logdir /workspace/rotatedBBoxApplication/Logs<text:s/></text:span><text:span text:style-name="T39">–</text:span><text:span text:style-name="T40">override</text:span></text:p>
      <text:p text:style-name="P5"><text:span text:style-name="T41"/></text:p>
      <text:p text:style-name="P5"><text:span text:style-name="T42">Install tensorboard:</text:span></text:p>
      <text:p text:style-name="P6"><text:span text:style-name="T42">sudo apt-get install python3-venv -y</text:span></text:p>
      <text:p text:style-name="P6"><text:span text:style-name="T42">python3 -m venv venv</text:span></text:p>
      <text:p text:style-name="P6"><text:span text:style-name="T42">source ./venv/bin/activate</text:span></text:p>
      <text:p text:style-name="P6"><text:span text:style-name="T42">pip install -U pip</text:span></text:p>
      <text:p text:style-name="P6"><text:span text:style-name="T42">pip install -U setuptools</text:span></text:p>
      <text:p text:style-name="P6"><text:span text:style-name="T42">pip install tensorflow</text:span></text:p>
      <text:p text:style-name="P6"><text:span text:style-name="T42">pip install --upgrade tensorflow-gpu</text:span></text:p>
      <text:p text:style-name="P6"><text:span text:style-name="T42">tensorboard --logdir Desktop/rotatedBBoxApplication/Logs</text:span></text:p>
      <text:p text:style-name="P7"><text:span text:style-name="T43"/></text:p>
      <text:p text:style-name="P7"><text:span text:style-name="T44">Run tensorboard:</text:span></text:p>
      <text:p text:style-name="P8"><text:span text:style-name="T44">source ./venv/bin/activate</text:span></text:p>
      <text:p text:style-name="P8"><text:span text:style-name="T44">tensorboard --logdir Desktop/rotatedBBoxApplication/Logs</text:span></text:p>
      <text:p text:style-name="P9"><text:span text:style-name="T45"/></text:p>
      <text:p text:style-name="P9"><text:span text:style-name="T46">Run inference:</text:span><text:span text:style-name="T47"/></text:p>
      <text:p text:style-name="P10"><text:span text:style-name="T48">odtk infer /workspace/Trained_models/retinanet_rn50fpn.pth --images=/workspace/rotatedBBoxApplication/Szakdolgozat/Training/ValIMG --output=/workspace/rotatedBBoxApplication/detections_10_03.json</text:span></text:p>
      <text:p text:style-name="P11"><text:span text:style-name="T49"/></text:p>
      <text:p text:style-name="P11"><text:span text:style-name="T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